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7"/>
          <table:covered-table-cell table:style-name="Default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45" calcext:value-type="float">
            <text:p>745</text:p>
          </table:table-cell>
          <table:table-cell table:formula="of:=[.H102]-2*30-2*2-2*100+2*15-2*2-[.H125]" office:value-type="float" office:value="0" calcext:value-type="float">
            <text:p>0</text:p>
          </table:table-cell>
          <table:table-cell table:formula="of:=[.E125]*([.G125]/1000)*([.H125]/1000)" office:value-type="float" office:value="1.2516" calcext:value-type="float">
            <text:p>1,2516</text:p>
          </table:table-cell>
          <table:table-cell table:formula="of:=[.J125]*[.F125]/1000" office:value-type="float" office:value="0.012516" calcext:value-type="float">
            <text:p>0,012516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 table:style-name="Default"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office:value-type="string" calcext:value-type="string">
            <text:p>Triangle isocèle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47" calcext:value-type="float">
            <text:p>747</text:p>
          </table:table-cell>
          <table:table-cell table:formula="of:=[.H130]-2*30-2*2-2*100+2*15-2*2-[.H153]" office:value-type="float" office:value="0" calcext:value-type="float">
            <text:p>0</text:p>
          </table:table-cell>
          <table:table-cell table:formula="of:=[.E153]*([.G153]/1000)*([.H153]/1000)" office:value-type="float" office:value="1.25496" calcext:value-type="float">
            <text:p>1,25496</text:p>
          </table:table-cell>
          <table:table-cell table:formula="of:=[.J153]*[.F153]/1000" office:value-type="float" office:value="0.0125496" calcext:value-type="float">
            <text:p>0,0125496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 table:style-name="Default"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7:31:45.348809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5-04T17:42:15.109745628</dc:date>
    <meta:editing-duration>PT3H53M10S</meta:editing-duration>
    <meta:editing-cycles>116</meta:editing-cycles>
    <meta:generator>LibreOffice/6.3.4.2.0$Linux_X86_64 LibreOffice_project/30$Build-2</meta:generator>
    <meta:document-statistic meta:table-count="1" meta:cell-count="1149" meta:object-count="0"/>
  </office:meta>
</office:document-meta>
</file>